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77561543900249780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<text:soft-page-break/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(marchent pas chez moi – que sous linux ?)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<text:soft-page-break/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<text:soft-page-break/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<text:soft-page-break/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</text:p>
                            </text:list-item>
                            <text:list-item>
                              <text:p text:style-name="P1"><text:soft-page-break/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supprimer récursivement dossier et tout contenus (param) : rm -R dossier/</text:p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<text:soft-page-break/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<text:soft-page-break/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propre nom et dont il est le seul membre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<text:soft-page-break/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<text:soft-page-break/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<text:soft-page-break/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14T17:31:27</dc:date>
    <dc:creator>yjfjyf jjku</dc:creator>
    <meta:editing-duration>PT8H42M45S</meta:editing-duration>
    <meta:editing-cycles>313</meta:editing-cycles>
    <meta:document-statistic meta:table-count="0" meta:image-count="0" meta:object-count="0" meta:page-count="11" meta:paragraph-count="494" meta:word-count="3578" meta:character-count="18281"/>
  </office:meta>
</office:document-meta>
</file>